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16.184cm" fo:margin-left="0.028cm" fo:margin-right="0.787cm" table:align="margins"/>
    </style:style>
    <style:style style:name="Table1.A" style:family="table-column">
      <style:table-column-properties style:column-width="3.664cm" style:rel-column-width="14837*"/>
    </style:style>
    <style:style style:name="Table1.B" style:family="table-column">
      <style:table-column-properties style:column-width="4.475cm" style:rel-column-width="18123*"/>
    </style:style>
    <style:style style:name="Table1.C" style:family="table-column">
      <style:table-column-properties style:column-width="8.045cm" style:rel-column-width="32575*"/>
    </style:style>
    <style:style style:name="Table1.1" style:family="table-row">
      <style:table-row-properties style:min-row-height="0.72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184cm" fo:margin-left="0.028cm" fo:margin-right="0.787cm" table:align="margins"/>
    </style:style>
    <style:style style:name="Table2.A" style:family="table-column">
      <style:table-column-properties style:column-width="3.664cm" style:rel-column-width="14837*"/>
    </style:style>
    <style:style style:name="Table2.B" style:family="table-column">
      <style:table-column-properties style:column-width="4.475cm" style:rel-column-width="18123*"/>
    </style:style>
    <style:style style:name="Table2.C" style:family="table-column">
      <style:table-column-properties style:column-width="8.045cm" style:rel-column-width="32575*"/>
    </style:style>
    <style:style style:name="Table2.1" style:family="table-row">
      <style:table-row-properties style:min-row-height="0.728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184cm" fo:margin-left="0.028cm" fo:margin-right="0.787cm" table:align="margins"/>
    </style:style>
    <style:style style:name="Table17.A" style:family="table-column">
      <style:table-column-properties style:column-width="3.664cm" style:rel-column-width="14837*"/>
    </style:style>
    <style:style style:name="Table17.B" style:family="table-column">
      <style:table-column-properties style:column-width="4.475cm" style:rel-column-width="18123*"/>
    </style:style>
    <style:style style:name="Table17.C" style:family="table-column">
      <style:table-column-properties style:column-width="8.045cm" style:rel-column-width="3257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="Courier New1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Text_20_body_20_indent_20_2">
      <style:paragraph-properties fo:margin-left="0cm" fo:margin-right="0cm" fo:text-indent="0cm" style:auto-text-indent="false"/>
    </style:style>
    <style:style style:name="P7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8" style:family="paragraph" style:parent-style-name="Standard">
      <style:text-properties style:font-name="Courier New1"/>
    </style:style>
    <style:style style:name="P9" style:family="paragraph" style:parent-style-name="Text_20_body_20_indent">
      <style:text-properties style:language-asian="zh" style:country-asian="TW"/>
    </style:style>
    <style:style style:name="P10" style:family="paragraph" style:parent-style-name="Text_20_body_20_indent_20_2">
      <style:text-properties style:language-asian="zh" style:country-asian="TW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2" style:family="paragraph" style:parent-style-name="Text_20_body_20_indent">
      <style:text-properties style:language-asian="zh" style:country-asian="TW"/>
    </style:style>
    <style:style style:name="P13" style:family="paragraph" style:parent-style-name="Heading_20_3">
      <style:text-properties style:language-asian="zh" style:country-asian="TW"/>
    </style:style>
    <style:style style:name="P14" style:family="paragraph" style:parent-style-name="Code_20_Inden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1" style:family="text">
      <style:text-properties style:font-name="Courier New1"/>
    </style:style>
    <style:style style:name="T2" style:family="text">
      <style:text-properties style:font-name="Courier New1" fo:font-size="10pt" fo:background-color="transparent" style:font-name-asian="Courier New1" style:language-asian="zh" style:country-asian="TW" style:font-name-complex="Courier New1"/>
    </style:style>
    <style:style style:name="T3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/>
    </style:style>
    <style:style style:name="T6" style:family="text">
      <style:text-properties fo:color="#000000" style:font-name="Courier New1" fo:font-size="10pt" fo:background-color="transparent" style:font-name-asian="Courier New1" style:language-asian="zh" style:country-asian="TW" style:font-name-complex="Courier New1"/>
    </style:style>
    <style:style style:name="T7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size="10pt" style:language-asian="zh" style:country-asian="TW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language-asian="zh" style:country-asian="TW"/>
    </style:style>
    <style:style style:name="T12" style:family="text">
      <style:text-properties fo:font-weight="bold" style:language-asian="zh" style:country-asian="TW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Datebox</text:h>
      <text:p text:style-name="Text_20_body"><draw:frame draw:style-name="fr1" draw:name="graphics1" text:anchor-type="paragraph" svg:width="5.341cm" svg:height="4.12cm" draw:z-index="1"><draw:image xlink:href="../images/datebox.gif" xlink:type="simple" xlink:show="embed" xlink:actuate="onLoad"/></draw:frame>Datebox is composed of two parts, an input box and a popup.</text:p>
      <text:h text:style-name="Heading_20_3" text:outline-level="3">Input Box</text:h>
      <text:p text:style-name="Standard"><draw:frame draw:style-name="fr2" draw:name="graphics110" text:anchor-type="paragraph" svg:x="1.804cm" svg:y="0.543cm" svg:width="12.143cm" svg:height="4.105cm" draw:z-index="0"><draw:image xlink:href="../images/datebox-inp.gif" xlink:type="simple" xlink:show="embed" xlink:actuate="onLoad"/></draw:frame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CSS Definition</text:p>
          </table:table-cell>
          <table:table-cell table:style-name="Table1.A1" office:value-type="string">
            <text:p text:style-name="P3">Description</text:p>
          </table:table-cell>
          <table:table-cell table:style-name="Table1.C1" office:value-type="string">
            <text:p text:style-name="P3">Default Values</text:p>
          </table:table-cell>
        </table:table-row>
        <table:table-row>
          <table:table-cell table:style-name="Table1.A2" office:value-type="string">
            <text:p text:style-name="P1"><text:span text:style-name="Source_20_Text">span.datebox</text:span></text:p>
          </table:table-cell>
          <table:table-cell table:style-name="Table1.A2" office:value-type="string">
            <text:p text:style-name="P1"><text:span text:style-name="Source_20_Text">The outline of datebox</text:span></text:p>
          </table:table-cell>
          <table:table-cell table:style-name="Table1.C2" office:value-type="string">
            <text:p text:style-name="P8"><text:span text:style-name="Source_20_Text"><text:span text:style-name="T10">border: 0; padding: 0; margin: 0; white-space: nowrap;</text:span></text:span></text:p>
            <text:p text:style-name="Table_20_Contents"><text:span text:style-name="Source_20_Text"/></text:p>
          </table:table-cell>
        </table:table-row>
        <table:table-row>
          <table:table-cell table:style-name="Table1.A2" office:value-type="string">
            <text:p text:style-name="P1"><text:span text:style-name="Source_20_Text">.dateboxinp</text:span></text:p>
          </table:table-cell>
          <table:table-cell table:style-name="Table1.A2" office:value-type="string">
            <text:p text:style-name="P1"><text:span text:style-name="Source_20_Text">The outline of datebox's input</text:span></text:p>
          </table:table-cell>
          <table:table-cell table:style-name="Table1.C2" office:value-type="string">
            <text:p text:style-name="Standard"><text:span text:style-name="Source_20_Text"><text:span text:style-name="T10">background: #FFF url(</text:span></text:span><text:span text:style-name="Source_20_Text"><text:span text:style-name="T8">${c:encodeURL('~./zul/img/grid/text-bg.gif')}</text:span></text:span><text:span text:style-name="Source_20_Text"><text:span text:style-name="T10">) repeat-x 0 0;</text:span></text:span></text:p>
            <text:p text:style-name="Table_20_Contents"><text:span text:style-name="Source_20_Text">repeat-x scroll 0pt;</text:span></text:p>
            <text:p text:style-name="P2"><text:span text:style-name="Source_20_Text">border:1px solid #7F9DB9;</text:span></text:p>
            <text:p text:style-name="Table_20_Contents"><text:span text:style-name="Source_20_Text"/></text:p>
          </table:table-cell>
        </table:table-row>
        <table:table-row>
          <table:table-cell table:style-name="Table1.A2" office:value-type="string">
            <text:p text:style-name="P7"><text:span text:style-name="Source_20_Text"><text:span text:style-name="T11">span.</text:span></text:span><text:span text:style-name="Source_20_Text"><text:span text:style-name="T9">rbtnbk</text:span></text:span><text:span text:style-name="Source_20_Text"><text:span text:style-name="T11"> </text:span></text:span></text:p>
          </table:table-cell>
          <table:table-cell table:style-name="Table1.A2" office:value-type="string">
            <text:p text:style-name="P1"><text:span text:style-name="Source_20_Text">The outline of datebox's <text:s text:c="2"/>button</text:span></text:p>
          </table:table-cell>
          <table:table-cell table:style-name="Table1.C2" office:value-type="string">
            <text:p text:style-name="P5"><text:span text:style-name="Source_20_Text">background-image: url(</text:span><text:span text:style-name="Source_20_Text"><text:span text:style-name="T5">${c:encodeURL('~./zul/img/btnbk.gif')}</text:span></text:span><text:span text:style-name="Source_20_Text">); background-repeat: no-repeat;</text:span></text:p>
            <text:p text:style-name="P5"><text:span text:style-name="Source_20_Text"><text:tab/>border: 1px solid #7f9db9; border-left: none;</text:span></text:p>
          </table:table-cell>
        </table:table-row>
      </table:table>
      <text:h text:style-name="P13" text:outline-level="3">Popup</text:h>
      <text:p text:style-name="P9"/>
      <text:h text:style-name="P13" text:outline-level="3"><draw:frame draw:style-name="fr2" draw:name="graphics4" text:anchor-type="paragraph" svg:x="1.854cm" svg:y="0cm" svg:width="12.143cm" svg:height="4.105cm" draw:z-index="5"><draw:image xlink:href="../images/datebox-pp.gif" xlink:type="simple" xlink:show="embed" xlink:actuate="onLoad"/></draw:frame></text:h>
      <text:h text:style-name="P13" text:outline-level="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CSS Definition</text:p>
          </table:table-cell>
          <table:table-cell table:style-name="Table2.A1" office:value-type="string">
            <text:p text:style-name="P3">Description</text:p>
          </table:table-cell>
          <table:table-cell table:style-name="Table2.C1" office:value-type="string">
            <text:p text:style-name="P3">Default Values</text:p>
          </table:table-cell>
        </table:table-row>
        <table:table-row>
          <table:table-cell table:style-name="Table2.A2" office:value-type="string">
            <text:p text:style-name="P1"><text:span text:style-name="Source_20_Text">div.dateboxpp</text:span></text:p>
          </table:table-cell>
          <table:table-cell table:style-name="Table2.A2" office:value-type="string">
            <text:p text:style-name="P1"><text:span text:style-name="Source_20_Text">The outline of datebox's <text:s/>popup</text:span></text:p>
          </table:table-cell>
          <table:table-cell table:style-name="Table2.C2" office:value-type="string">
            <text:p text:style-name="Standard"><text:span text:style-name="Source_20_Text"><text:span text:style-name="T10">display: block; position: absolute; z-index: 88000;</text:span></text:span></text:p>
            <text:p text:style-name="P5"><text:span text:style-name="Source_20_Text">background: white; border: 1px solid black; padding: 2px;</text:span></text:p>
          </table:table-cell>
        </table:table-row>
      </table:table>
      <text:p text:style-name="Text_20_body"><text:span text:style-name="T4"><text:tab/></text:span><text:span text:style-name="T12">Note</text:span><text:span text:style-name="T4">: If you want to know the detail of Calendar CSS, please refer to </text:span><text:a xlink:type="simple" xlink:href="../calendar.xml"><text:span text:style-name="T4">Calendar</text:span></text:a><text:span text:style-name="T4"> component. </text:span></text:p>
      <text:h text:style-name="P13" text:outline-level="3">Datebox with Constraint</text:h>
      <text:p text:style-name="P9"><draw:frame draw:style-name="fr2" draw:name="graphics2" text:anchor-type="paragraph" svg:x="4.094cm" svg:y="0.817cm" svg:width="8.546cm" svg:height="2.074cm" draw:z-index="3"><draw:image xlink:href="../images/datebox-constraint.gif" xlink:type="simple" xlink:show="embed" xlink:actuate="onLoad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">CSS Definition</text:p>
          </table:table-cell>
          <table:table-cell table:style-name="Table17.A1" office:value-type="string">
            <text:p text:style-name="P3">Description</text:p>
          </table:table-cell>
          <table:table-cell table:style-name="Table17.C1" office:value-type="string">
            <text:p text:style-name="P3">Default Values</text:p>
          </table:table-cell>
        </table:table-row>
        <table:table-row>
          <table:table-cell table:style-name="Table17.A2" office:value-type="string">
            <text:p text:style-name="P7"><text:span text:style-name="Source_20_Text"><text:span text:style-name="T11">.</text:span></text:span><text:span text:style-name="Source_20_Text"><text:span text:style-name="T9">text-invalid</text:span></text:span><text:span text:style-name="Source_20_Text"><text:span text:style-name="T11"> </text:span></text:span></text:p>
          </table:table-cell>
          <table:table-cell table:style-name="Table17.A2" office:value-type="string">
            <text:p text:style-name="P1"><text:span text:style-name="Source_20_Text">The outline of datebox</text:span></text:p>
          </table:table-cell>
          <table:table-cell table:style-name="Table17.C2" office:value-type="string">
            <text:p text:style-name="P5"><text:span text:style-name="Source_20_Text">background: #FFF url(</text:span><text:span text:style-name="Source_20_Text"><text:span text:style-name="T5">${c:encodeURL('~./zul/img/grid/text-bg-invalid.gif')}</text:span></text:span><text:span text:style-name="Source_20_Text">) repeat-x 0 0;</text:span></text:p>
            <text:p text:style-name="P5"><text:span text:style-name="Source_20_Text"><text:tab/>border: 1px solid #DD7870;</text:span></text:p>
          </table:table-cell>
        </table:table-row>
      </table:table>
      <text:p text:style-name="Standard"/>
      <text:p text:style-name="Heading_20_4">Customize the outline<text:span text:style-name="T4"> of Datebox</text:span></text:p>
      <text:p text:style-name="Text_20_body_20_indent_20_2">The way to customize the outline<text:span text:style-name="T4"> of Datebox</text:span> is change the code as follows.</text:p>
      <text:p text:style-name="Text_20_body"><draw:frame draw:style-name="fr3" draw:name="graphics410" text:anchor-type="paragraph" svg:y="0.397cm" svg:width="3.697cm" svg:height="1.263cm" draw:z-index="2"><draw:image xlink:href="../images/custom-datebox.gif" xlink:type="simple" xlink:show="embed" xlink:actuate="onLoad"/></draw:frame></text:p>
      <text:p text:style-name="Code_20_Indent">span.datebox {</text:p>
      <text:p text:style-name="Code_20_Indent"><text:tab/>border:3px solid green;</text:p>
      <text:p text:style-name="Code_20_Indent"><text:tab/>padding:1px 0px;</text:p>
      <text:p text:style-name="P14">}</text:p>
      <text:p text:style-name="Heading_20_4">Customize the background<text:span text:style-name="T4"> of Datebox's popup</text:span></text:p>
      <text:p text:style-name="P10">The way to customize the bac<text:span text:style-name="T4">kground</text:span> of Datebox's popup is change color as follows.</text:p>
      <text:p text:style-name="P6"><draw:frame draw:style-name="fr3" draw:name="graphics3" text:anchor-type="paragraph" svg:y="0.397cm" svg:width="6.145cm" svg:height="3.179cm" draw:z-index="4"><draw:image xlink:href="../images/custom-datebox-pp.gif" xlink:type="simple" xlink:show="embed" xlink:actuate="onLoad"/></draw:frame></text:p>
      <text:p text:style-name="Code_20_Indent">div.dateboxpp {</text:p>
      <text:p text:style-name="Code_20_Indent"><text:tab/>background: lightblue;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jumper chen</dc:creator>
    <dc:date>2008-04-25T09:34:55</dc:date>
    <dc:language>en-US</dc:language>
    <meta:editing-cycles>19</meta:editing-cycles>
    <meta:editing-duration>PT2H43M22S</meta:editing-duration>
    <meta:user-defined meta:name="Info 1"/>
    <meta:user-defined meta:name="Info 2"/>
    <meta:user-defined meta:name="Info 3"/>
    <meta:user-defined meta:name="Info 4"/>
    <meta:document-statistic meta:table-count="3" meta:image-count="6" meta:object-count="0" meta:page-count="3" meta:paragraph-count="46" meta:word-count="213" meta:character-count="1379"/>
  </office:meta>
</office:document-meta>
</file>